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d8eeb" officeooo:paragraph-rsid="003d8ee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fo:font-weight="normal" officeooo:rsid="00435c7d" officeooo:paragraph-rsid="00435c7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3d8eeb" officeooo:paragraph-rsid="003d8eeb"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Liberation Serif" fo:font-size="12pt" fo:font-weight="normal" officeooo:rsid="003d8eeb" officeooo:paragraph-rsid="0044ff5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3d8eeb" officeooo:paragraph-rsid="0044ff52"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font-name="Liberation Serif" fo:font-size="12pt" fo:font-weight="normal" officeooo:rsid="00435c7d" officeooo:paragraph-rsid="00435c7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435c7d" officeooo:paragraph-rsid="00435c7d"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font-name="Liberation Serif" fo:font-size="12pt" fo:font-weight="normal" officeooo:rsid="0044ff52" officeooo:paragraph-rsid="0044ff52"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18d68" officeooo:paragraph-rsid="003fd6e0"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Liberation Serif" fo:font-size="12pt" fo:font-weight="normal" officeooo:rsid="004a0481" officeooo:paragraph-rsid="004a048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3fd6e0" officeooo:paragraph-rsid="003fd6e0"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Liberation Serif" fo:font-size="12pt" fo:font-style="normal" fo:font-weight="normal" officeooo:rsid="003fd6e0" officeooo:paragraph-rsid="003fd6e0" style:font-size-asian="12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officeooo:paragraph-rsid="00435c7d"/>
    </style:style>
    <style:style style:name="P17" style:family="paragraph" style:parent-style-name="Standard" style:list-style-name="L1">
      <style:paragraph-properties fo:text-align="start" style:justify-single-word="false"/>
      <style:text-properties officeooo:paragraph-rsid="004a0481"/>
    </style:style>
    <style:style style:name="P18" style:family="paragraph" style:parent-style-name="Standard" style:list-style-name="L1">
      <style:paragraph-properties fo:text-align="start" style:justify-single-word="false"/>
      <style:text-properties style:font-name="Courier New" fo:font-size="12pt" fo:font-style="normal" fo:font-weight="normal" officeooo:rsid="003fd6e0" officeooo:paragraph-rsid="003fd6e0" style:font-size-asian="12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style:font-name="Courier New" fo:font-size="12pt" fo:font-weight="normal" officeooo:rsid="00435c7d" officeooo:paragraph-rsid="00435c7d" style:font-size-asian="12pt" style:font-weight-asian="normal" style:font-size-complex="12pt" style:font-weight-complex="normal"/>
    </style:style>
    <style:style style:name="P20" style:family="paragraph" style:parent-style-name="Table_20_Contents" style:master-page-name="Standard">
      <style:paragraph-properties fo:text-align="start" style:justify-single-word="false" style:page-number="auto"/>
      <style:text-properties style:font-name="Liberation Serif" fo:font-size="14pt" fo:font-weight="bold" officeooo:rsid="003d8eeb" officeooo:paragraph-rsid="003d8eeb" style:font-size-asian="14pt" style:font-weight-asian="bold" style:font-size-complex="14pt" style:font-weight-complex="bold"/>
    </style:style>
    <style:style style:name="P21" style:family="paragraph" style:parent-style-name="Table_20_Contents" style:master-page-name="Standard">
      <style:paragraph-properties fo:text-align="start" style:justify-single-word="false" style:page-number="auto" fo:break-before="page"/>
      <style:text-properties style:font-name="Liberation Serif" fo:font-size="14pt" fo:font-weight="bold" officeooo:rsid="003d8eeb" officeooo:paragraph-rsid="003d8eeb" style:font-size-asian="14pt" style:font-weight-asian="bold" style:font-size-complex="14pt" style:font-weight-complex="bold"/>
    </style:style>
    <style:style style:name="T1" style:family="text">
      <style:text-properties officeooo:rsid="003ef7af"/>
    </style:style>
    <style:style style:name="T2" style:family="text">
      <style:text-properties officeooo:rsid="00330f69"/>
    </style:style>
    <style:style style:name="T3" style:family="text">
      <style:text-properties style:font-name="Liberation Serif" fo:font-size="12pt" fo:font-weight="normal" officeooo:rsid="00435c7d" style:font-size-asian="12pt" style:font-weight-asian="normal" style:font-size-complex="12pt" style:font-weight-complex="normal"/>
    </style:style>
    <style:style style:name="T4" style:family="text">
      <style:text-properties style:font-name="Liberation Serif" fo:font-size="12pt" fo:font-weight="normal" officeooo:rsid="004a0481" style:font-size-asian="12pt" style:font-weight-asian="normal" style:font-size-complex="12pt" style:font-weight-complex="normal"/>
    </style:style>
    <style:style style:name="T5" style:family="text">
      <style:text-properties style:font-name="Liberation Serif" fo:font-size="12pt" fo:font-weight="normal" officeooo:rsid="004bce36" style:font-size-asian="12pt" style:font-weight-asian="normal" style:font-size-complex="12pt" style:font-weight-complex="normal"/>
    </style:style>
    <style:style style:name="T6" style:family="text">
      <style:text-properties style:font-name="Courier New" fo:font-size="12pt" fo:font-weight="normal" officeooo:rsid="00435c7d" style:font-size-asian="12pt" style:font-weight-asian="normal" style:font-size-complex="12pt" style:font-weight-complex="normal"/>
    </style:style>
    <style:style style:name="T7" style:family="text">
      <style:text-properties fo:font-style="normal" style:font-style-asian="normal" style:font-style-complex="normal"/>
    </style:style>
    <style:style style:name="T8" style:family="text">
      <style:text-properties fo:font-style="normal" officeooo:rsid="003ef7af" style:font-style-asian="normal" style:font-style-complex="normal"/>
    </style:style>
    <style:style style:name="T9" style:family="text">
      <style:text-properties officeooo:rsid="00435c7d"/>
    </style:style>
    <style:style style:name="T10" style:family="text">
      <style:text-properties style:font-name="Liberation Serif" fo:font-style="normal" officeooo:rsid="0044ff52" style:font-style-asian="normal" style:font-style-complex="normal"/>
    </style:style>
    <style:style style:name="T11" style:family="text">
      <style:text-properties officeooo:rsid="0044ff52"/>
    </style:style>
    <style:style style:name="T12" style:family="text">
      <style:text-properties style:font-name="Courier New"/>
    </style:style>
    <style:style style:name="T13" style:family="text">
      <style:text-properties style:font-name="Courier New" fo:font-size="12pt" fo:font-weight="normal" officeooo:rsid="004bce36" style:font-size-asian="12pt" style:font-weight-asian="normal" style:font-size-complex="12pt" style:font-weight-complex="normal"/>
    </style:style>
    <style:style style:name="T14" style:family="text">
      <style:text-properties style:font-name="Courier New" fo:font-size="12pt" fo:font-weight="bold" officeooo:rsid="004bce36" style:font-size-asian="12pt" style:font-weight-asian="bold" style:font-size-complex="12pt" style:font-weight-complex="bol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6cm" fo:text-indent="-0.9cm" fo:margin-left="1.6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biturklausur 2017</text:p>
      <text:p text:style-name="P4"/>
      <text:list xml:id="list3800328335" text:style-name="L1">
        <text:list-item>
          <text:p text:style-name="P11"><text:span text:style-name="T8">E</text:span><text:span text:style-name="T7">rläuterung von SELECT-Befehlen, auch im Sachzusammenhang:</text:span></text:p>
        </text:list-item>
      </text:list>
      <text:p text:style-name="P8"><text:span text:style-name="T8"/></text:p>
      <text:list xml:id="list91120622240957" text:continue-numbering="true" text:style-name="L1">
        <text:list-item>
          <text:list>
            <text:list-item>
              <text:p text:style-name="P7"><text:span text:style-name="T10">Gesucht sind die Ausprägungen der Attribute Bezeichnung und Dauer der Relation Landgang, wobei nur die Datensätze ausgewählt werden sollen, deren Route die ID 'A' hat. Die Daten sind nach der Nummer des Landgangs sortiert. Es handelt sich also um eine Auflistung der geplanten Landgänge der Route A in der Reihenfolge, in der sie stattfinden sollen.</text:span></text:p>
            </text:list-item>
          </text:list>
        </text:list-item>
      </text:list>
      <text:p text:style-name="P8"><text:span text:style-name="T10"/></text:p>
      <text:list xml:id="list91121018674310" text:continue-numbering="true" text:style-name="L1">
        <text:list-item>
          <text:list>
            <text:list-item>
              <text:p text:style-name="P7"><text:span text:style-name="T8">Gesucht sind die Ausprägungen des Attributs RouteID der Relation Landgang, in der Ergebnistabelle ergänzt um eine Anzahl bezeichnete Spalte. Die Datensätze werden nach dem Attribut RouteID gruppiert und in der Ergebnisspalte Anzahl wird die Anzahl der Datensätze in der jeweiligen Gruppe ermittelt. Es handelt sich also um eine Auflistung der Routen und die jeweilige Anzahl der Landgänge.</text:span></text:p>
            </text:list-item>
          </text:list>
        </text:list-item>
      </text:list>
      <text:p text:style-name="P8"><text:span text:style-name="T8"/></text:p>
      <text:list xml:id="list91119271085903" text:continue-numbering="true" text:style-name="L1">
        <text:list-item>
          <text:list>
            <text:list-item>
              <text:p text:style-name="P7"><text:span text:style-name="T8">Gesucht sind die Ausprägungen der Attribute Beschreibung und Ortsname der Relationen Sehenswuerdigkeit und Ort. Beide Relationen werden durch einen JOIN auf dem jeweiligen Attribut OrtID verknüpft. Da nur die Sehenswürdigkeiten gesucht sind, die zur Route mit der ID 'A' gehören, wird das Ergebnis auf dem jeweiligen Attribut OrtID mit den Relationen Landgang mittels JOIN verknüpft. Gesucht ist also eine Auflistung aller Sehenswürdigkeiten mit ihren Orten der Route mit der ID 'A'.</text:span></text:p>
            </text:list-item>
          </text:list>
        </text:list-item>
      </text:list>
      <text:p text:style-name="P6"/>
      <text:list xml:id="list91120277442691" text:continue-numbering="true" text:style-name="L1">
        <text:list-item>
          <text:p text:style-name="P11"><text:span text:style-name="T7">SELECT-Befehle entwickeln und erläutern</text:span></text:p>
        </text:list-item>
      </text:list>
      <text:p text:style-name="P14"/>
      <text:list xml:id="list91120049505536" text:continue-numbering="true" text:style-name="L1">
        <text:list-item>
          <text:list>
            <text:list-item>
              <text:p text:style-name="P15">Gesucht sind Datensätze der Relation Ort, eingeschränkt um eine Information aus der Relation Landgang: Ausgewählt werden nur die Datensätze der Orte, die auf der Route mit ID 'A' angefahren werden. Also muss eine Verknüpfung mit JOIN auf dem passenden Attribut gewählt werden.<text:line-break/><text:span text:style-name="T12">SELECT DISTINCT Staat FROM Ort JOIN Landgang<text:line-break/>ON Landgang.OrtID = Ort.OrtID<text:line-break/>WHERE Landgang.RouteID = 'A'</text:span></text:p>
            </text:list-item>
          </text:list>
        </text:list-item>
      </text:list>
      <text:p text:style-name="P14"/>
      <text:list xml:id="list91120722085848" text:continue-numbering="true" text:style-name="L1">
        <text:list-item>
          <text:list>
            <text:list-item>
              <text:p text:style-name="P15">Gesucht sind Datensätze der Relation Ort, ergänzt um gruppierte Informationen aus der Relation Sehenswuerdigkeit. Die Relationen werden also über einen JOIN auf OrtID verknüpft und mithilfe der Aggregatsfunktionen für jede Gruppe OrtID die Anzahl der Sehenswürdigkeiten und die Summe der Ausprägungen von Besuchdauer ermittelt.<text:line-break/><text:span text:style-name="T12">SELECT Ortsname, COUNT(SehenswuerdigkeitID) AS Anzahl,<text:line-break/> <text:s text:c="3"/>SUM(Dauer) AS Gesamtdauer</text:span></text:p>
              <text:p text:style-name="P18">FROM Ort JOIN Sehenswuerdigkeit <text:line-break/>ON Ort.OrtID = Sehenswuerdigkeit.OrtID<text:line-break/>GROUP BY Ort.OrtID</text:p>
            </text:list-item>
          </text:list>
        </text:list-item>
      </text:list>
      <text:p text:style-name="P14"/>
      <text:list xml:id="list91120513598064" text:continue-numbering="true" text:style-name="L1">
        <text:list-item>
          <text:list>
            <text:list-item>
              <text:p text:style-name="P15">Gesucht ist die Differenz aus zwei Mengen: Von der Menge aller Orte wird die abgezogen, die alle in der Relation Landgang über das Attribut OrtID referenzierten Orte enthält.<text:line-break/><text:span text:style-name="T12">SELECT Ortsname FROM Ort WHERE OrtID NOT IN (</text:span></text:p>
              <text:p text:style-name="P18"><text:s text:c="4"/>SELECT OrtID FROM Landgang)</text:p>
            </text:list-item>
          </text:list>
        </text:list-item>
      </text:list>
      <text:p text:style-name="P12"/>
      <text:p text:style-name="P21">Abiturklausur 201<text:span text:style-name="T9">6</text:span></text:p>
      <text:p text:style-name="P5"/>
      <text:list xml:id="list91119563903904" text:continue-list="list91120513598064" text:style-name="L1">
        <text:list-item text:start-value="1">
          <text:p text:style-name="P13">SQL-Befehle:</text:p>
        </text:list-item>
      </text:list>
      <text:p text:style-name="P10"/>
      <text:list xml:id="list91119232749200" text:continue-numbering="true" text:style-name="L1">
        <text:list-item>
          <text:list>
            <text:list-item>
              <text:p text:style-name="P9"><text:span text:style-name="T12">SELECT Tutor.Vorname, Tutor.Nachname, Tutor.Grundentlohnung</text:span></text:p>
              <text:p text:style-name="P19">FROM Tutor</text:p>
              <text:p text:style-name="P19">WHERE Tutor.Grundentlohnung &gt; 10</text:p>
              <text:p text:style-name="P9"><text:span text:style-name="T12">ORDER BY Tutor.Grundentlohnung DESC</text:span></text:p>
            </text:list-item>
          </text:list>
        </text:list-item>
      </text:list>
      <text:p text:style-name="P10"/>
      <text:list xml:id="list91120676833334" text:continue-numbering="true" text:style-name="L1">
        <text:list-item>
          <text:list>
            <text:list-item>
              <text:p text:style-name="P9"><text:span text:style-name="T12">SELECT Tutor.Nachname FROM Tutor JOIN (</text:span></text:p>
              <text:p text:style-name="P19"><text:s text:c="4"/>SELECT hat.TutorID, Count(hat.TutorID) as Anzahl</text:p>
              <text:p text:style-name="P19"><text:s text:c="4"/>FROM hat GROUP BY hat.TutorID</text:p>
              <text:p text:style-name="P19">) AS tmp ON Tutor.TutorID = tmp.TutorID</text:p>
              <text:p text:style-name="P9"><text:span text:style-name="T12">WHERE tmp.Anzahl &gt;= 2</text:span> </text:p>
            </text:list-item>
          </text:list>
        </text:list-item>
      </text:list>
      <text:p text:style-name="P10"/>
      <text:list xml:id="list91119330535012" text:continue-numbering="true" text:style-name="L1">
        <text:list-item>
          <text:list>
            <text:list-item>
              <text:p text:style-name="P9"><text:span text:style-name="T12">SELECT DISTINCT Tutor.Nachname, Tutor.Vorname,<text:line-break/> <text:s text:c="3"/>Auszeichnung.Fach</text:span></text:p>
              <text:p text:style-name="P19">FROM Tutor <text:line-break/> <text:s text:c="3"/>LEFT JOIN hat ON Tutor.TutorID = hat.TutorID</text:p>
              <text:p text:style-name="P19"><text:s text:c="4"/>LEFT JOIN Auszeichnung</text:p>
              <text:p text:style-name="P19"><text:s text:c="4"/>ON hat.AuszeichnungID = Auszeichnung.AuszeichnungID</text:p>
              <text:p text:style-name="P9"><text:span text:style-name="T12">ORDER BY Tutor.Nachname, Tutor.Vorname</text:span> </text:p>
            </text:list-item>
          </text:list>
        </text:list-item>
      </text:list>
      <text:p text:style-name="P10"/>
      <text:list xml:id="list91119266613627" text:continue-numbering="true" text:style-name="L1">
        <text:list-item>
          <text:p text:style-name="P16"><text:span text:style-name="T4">Erläuterung eines SQL-Befehls:<text:line-break/><text:line-break/>Die Unterabfrage in den Zeilen 3 bis 5 liefert eine Ergebnistabelle mit den ID-Einträgen der</text:span></text:p>
          <text:p text:style-name="P16"><text:span text:style-name="T4">Auszeichnungen unter dem Alias a und den dazugehörigen Boni aus der Tabelle Rang unter</text:span></text:p>
          <text:p text:style-name="P16"><text:span text:style-name="T4">dem Alias b. In der Tabelle ist also aufgeführt, welchen Bonus es für welche Auszeichnung</text:span></text:p>
          <text:p text:style-name="P16"><text:span text:style-name="T4">gibt. Die Tabelle wird mit dem Alias tmp benannt.</text:span></text:p>
          <text:p text:style-name="P17"><text:span text:style-name="T5">Mit den</text:span><text:span text:style-name="T4"> Beispieldatensätze</text:span><text:span text:style-name="T5">n</text:span><text:span text:style-name="T4"> in der Anlage liefert die Abfrage folgendes Ergebnis:<text:line-break/></text:span><text:span text:style-name="T14">a <text:s text:c="3"/>b</text:span><text:span text:style-name="T13"><text:line-break/>1 <text:s text:c="3"/>5<text:line-break/>2 <text:s text:c="3"/>10<text:line-break/>3 <text:s text:c="3"/>15<text:line-break/>4 <text:s text:c="3"/>5</text:span><text:span text:style-name="T4"><text:line-break/><text:line-break/>Die äußere SQL-Anweisung liefert eine Ergebnistabelle mit Nachnamen und Vornamen von Tutoren. In der dritten Spalte wird mittels der Aggregatfunktion SUM aus der Hilfstabelle tmp die Summe aller Bonuszahlungen angegeben, die zum jeweiligen Tutor gehört. <text:line-break/>Um die Summe der Bonuszahlungen berechnen zu können, müssen zunächst die Tutoren mit den von ihnen erhaltenen Bonuszahlungen in Verbindung gebracht werden. Hierzu wird in der WHERE-Klausel (Z. 6) eine Verbundoperation (JOIN) auf den relevanten Schlüsseln der Tabellen Tutor, hat und tmp durchgeführt.<text:line-break/><text:line-break/>In Zeile 7 wird eine Gruppierung nach Vor- und Nachname der Tutoren vorgenommen, um die Aggregatfunktion auf die einzelnen Tutoren und nicht auf die Gesamtdatenmenge anwenden zu können. <text:line-break/>Im Sachzusammenhang ermittelt die Abfrage die Information, welchen Betrag an Bonuszahlung jeder Tutor ausgezahlt bekommt. Tutoren, die keine Bonuszahlung bekommen, werden in der Anfrage nicht berücksichtig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d8eeb" officeooo:paragraph-rsid="003d8ee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ef7af"/>
    </style:style>
    <style:style style:name="MT2" style:family="text">
      <style:text-properties officeooo:rsid="0044ff52"/>
    </style:style>
    <style:style style:name="MT3" style:family="text">
      <style:text-properties officeooo:rsid="00330f69"/>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SQL</text:span>: Abituraufgaben – <text:span text:style-name="MT2">Lösung</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3">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1-14T09:11:18.634000000</dc:date>
    <meta:editing-duration>PT5H42M2S</meta:editing-duration>
    <meta:editing-cycles>59</meta:editing-cycles>
    <meta:generator>LibreOffice/6.2.5.2$Windows_X86_64 LibreOffice_project/1ec314fa52f458adc18c4f025c545a4e8b22c159</meta:generator>
    <meta:document-statistic meta:table-count="1" meta:image-count="0" meta:object-count="0" meta:page-count="2" meta:paragraph-count="35" meta:word-count="655" meta:character-count="4581" meta:non-whitespace-character-count="3917"/>
  </office:meta>
</office:document-meta>
</file>